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17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4" style:family="table-row">
      <style:table-row-properties style:row-height="0.5701in" fo:break-before="auto" style:use-optimal-row-height="false"/>
    </style:style>
    <style:style style:name="ro5" style:family="table-row">
      <style:table-row-properties style:row-height="0.361in" fo:break-before="auto" style:use-optimal-row-height="true"/>
    </style:style>
    <style:style style:name="ro6" style:family="table-row">
      <style:table-row-properties style:row-height="0.5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ejaVu Sans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experiments" table:style-name="ta1">
        <table:table-column table:style-name="co1" table:default-cell-style-name="ce4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unction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l_gain2.4</text:p>
          </table:table-cell>
          <table:table-cell office:value-type="string" calcext:value-type="string">
            <text:p>(throughput - inlambda)*20 - (num_nodes - current_nodes)*120 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rel_gain2.2</text:p>
          </table:table-cell>
          <table:table-cell office:value-type="string" calcext:value-type="string">
            <text:p>(throughput - inlambda)*30 - (num_nodes - current_nodes)*120 - (latency -10) * 20 + 50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rel_gain2.1</text:p>
          </table:table-cell>
          <table:table-cell office:value-type="string" calcext:value-type="string">
            <text:p>(throughput - inlambda)*30 - (num_nodes - current_nodes)*10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Func</text:p>
          </table:table-cell>
          <table:table-cell table:style-name="ce3" office:value-type="string" calcext:value-type="string">
            <text:p>Latency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#periods</text:p>
          </table:table-cell>
          <table:table-cell table:style-name="ce3" office:value-type="string" calcext:value-type="string">
            <text:p>#maxnodes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rel_gain2.4_no_latency_14K_1hr_20nodes_max_145</text:p>
          </table:table-cell>
          <table:table-cell table:style-name="ce5" office:value-type="date" office:date-value="2014-05-07" calcext:value-type="date">
            <text:p>05/07/14</text:p>
          </table:table-cell>
          <table:table-cell table:style-name="ce6" office:value-type="string" calcext:value-type="string">
            <text:p>rel_gain2.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4k</text:p>
          </table:table-cell>
          <table:table-cell table:style-name="ce6" office:value-type="string" calcext:value-type="string">
            <text:p>1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string" calcext:value-type="string">
            <text:p>big degradation, medium jitter</text:p>
          </table:table-cell>
        </table:table-row>
        <table:table-row table:style-name="ro5">
          <table:table-cell office:value-type="string" calcext:value-type="string">
            <text:p>rel_gain2.2_no_latency_12K_2hr_921</text:p>
          </table:table-cell>
          <table:table-cell table:style-name="ce5" office:value-type="date" office:date-value="2014-05-07" calcext:value-type="date">
            <text:p>05/07/14</text:p>
          </table:table-cell>
          <table:table-cell table:style-name="ce6" office:value-type="string" calcext:value-type="string">
            <text:p>rel_gain2.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2k</text:p>
          </table:table-cell>
          <table:table-cell table:style-name="ce6" office:value-type="string" calcext:value-type="string">
            <text:p>2hr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4" office:value-type="string" calcext:value-type="string">
            <text:p>big degradation, much jitter</text:p>
          </table:table-cell>
        </table:table-row>
        <table:table-row table:style-name="ro6">
          <table:table-cell office:value-type="string" calcext:value-type="string">
            <text:p>rel_gain2.2_10K_1hr_20nodes_max_808</text:p>
          </table:table-cell>
          <table:table-cell table:style-name="ce5" office:value-type="date" office:date-value="2014-05-07" calcext:value-type="date">
            <text:p>05/07/14</text:p>
          </table:table-cell>
          <table:table-cell table:style-name="ce6" office:value-type="string" calcext:value-type="string">
            <text:p>rel_gain2.2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1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string" calcext:value-type="string">
            <text:p>big degradation on 3rd, lag in decisions</text:p>
          </table:table-cell>
        </table:table-row>
        <table:table-row table:style-name="ro6">
          <table:table-cell office:value-type="string" calcext:value-type="string">
            <text:p>rel_gain2.4_no_latency_10K_2hr_20nodes_max_199</text:p>
          </table:table-cell>
          <table:table-cell table:style-name="ce5" office:value-type="date" office:date-value="2014-05-07" calcext:value-type="date">
            <text:p>05/07/14</text:p>
          </table:table-cell>
          <table:table-cell table:style-name="ce6" office:value-type="string" calcext:value-type="string">
            <text:p>rel_gain2.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2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string" calcext:value-type="string">
            <text:p>big degradation, much jitter</text:p>
          </table:table-cell>
        </table:table-row>
        <table:table-row table:style-name="ro1" table:number-rows-repeated="13">
          <table:table-cell table:number-columns-repeated="8"/>
          <table:table-cell table:style-name="ce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" table:style-name="ta1">
        <table:table-column table:style-name="co2" table:number-columns-repeated="5" table:default-cell-style-name="Default"/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gain1</text:p>
          </table:table-cell>
          <table:table-cell table:style-name="Default" office:value-type="string" calcext:value-type="string">
            <text:p>gain2</text:p>
          </table:table-cell>
          <table:table-cell office:value-type="string" calcext:value-type="string">
            <text:p>gain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69" calcext:value-type="float">
            <text:p>7169</text:p>
          </table:table-cell>
          <table:table-cell office:value-type="float" office:value="7131" calcext:value-type="float">
            <text:p>7131</text:p>
          </table:table-cell>
          <table:table-cell office:value-type="float" office:value="11" calcext:value-type="float">
            <text:p>11</text:p>
          </table:table-cell>
          <table:table-cell table:formula="of:=([.C2]-[.B2])*50 - [.A2]*130 - ([.D2]-10)*50" office:value-type="float" office:value="-3770" calcext:value-type="float">
            <text:p>-3770</text:p>
          </table:table-cell>
          <table:table-cell table:formula="of:=([.C2]-[.B2])*50 - [.A2]*250 - ([.D2]-10)*20" office:value-type="float" office:value="-5420" calcext:value-type="float">
            <text:p>-5420</text:p>
          </table:table-cell>
          <table:table-cell table:formula="of:=([.C2]-[.B2])*50 - [.A2]*150 - ([.D2])*10" office:value-type="float" office:value="-4110" calcext:value-type="float">
            <text:p>-4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14" calcext:value-type="float">
            <text:p>7314</text:p>
          </table:table-cell>
          <table:table-cell table:style-name="ce7"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table:formula="of:=([.C3]-[.B3])*50 - [.A3]*130 - ([.D3]-10)*50" office:value-type="float" office:value="-4100" calcext:value-type="float">
            <text:p>-4100</text:p>
          </table:table-cell>
          <table:table-cell table:formula="of:=([.C3]-[.B3])*50 - [.A3]*200 - ([.D3]-10)*20" office:value-type="float" office:value="-5120" calcext:value-type="float">
            <text:p>-5120</text:p>
          </table:table-cell>
          <table:table-cell table:formula="of:=([.C3]-[.B3])*50 - [.A3]*150 - ([.D3])*10" office:value-type="float" office:value="-4460" calcext:value-type="float">
            <text:p>-44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60" calcext:value-type="float">
            <text:p>7160</text:p>
          </table:table-cell>
          <table:table-cell office:value-type="float" office:value="7131" calcext:value-type="float">
            <text:p>7131</text:p>
          </table:table-cell>
          <table:table-cell office:value-type="float" office:value="10" calcext:value-type="float">
            <text:p>10</text:p>
          </table:table-cell>
          <table:table-cell table:formula="of:=([.C4]-[.B4])*50 - [.A4]*130 - ([.D4]-10)*50" office:value-type="float" office:value="-3530" calcext:value-type="float">
            <text:p>-3530</text:p>
          </table:table-cell>
          <table:table-cell table:formula="of:=([.C4]-[.B4])*50 - [.A4]*200 - ([.D4]-10)*20" office:value-type="float" office:value="-4650" calcext:value-type="float">
            <text:p>-4650</text:p>
          </table:table-cell>
          <table:table-cell table:formula="of:=([.C4]-[.B4])*50 - [.A4]*150 - ([.D4])*10" office:value-type="float" office:value="-3950" calcext:value-type="float">
            <text:p>-3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0000-00-00T00:00:03.278333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antas </meta:initial-creator>
    <meta:creation-date>2014-05-09T17:08:16.559123160</meta:creation-date>
    <dc:date>2014-07-08T15:04:52.314126837</dc:date>
    <dc:creator>cmantas </dc:creator>
    <meta:editing-duration>P3DT20H26M6S</meta:editing-duration>
    <meta:editing-cycles>4</meta:editing-cycles>
    <meta:generator>LibreOffice/4.1.3.2$Linux_X86_64 LibreOffice_project/410m0$Build-2</meta:generator>
    <meta:document-statistic meta:table-count="2" meta:cell-count="81" meta:object-count="0"/>
  </office:meta>
</office:document-meta>
</file>